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144d40e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144de05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1465751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144de05"/>
    </style:style>
    <style:style style:name="T1" style:family="text">
      <style:text-properties fo:color="#1c1c1c" style:font-name="Ubuntu" fo:font-size="18pt" style:text-underline-style="none" fo:font-weight="bold" officeooo:rsid="0144d40e" style:font-size-asian="16pt" style:font-weight-asian="bold" style:font-name-complex="Ubuntu" style:font-size-complex="14pt" style:font-weight-complex="bold"/>
    </style:style>
    <style:style style:name="T2" style:family="text">
      <style:text-properties fo:color="#1c1c1c" style:font-name="Ubuntu" fo:font-size="18pt" style:text-underline-style="none" fo:font-weight="bold" officeooo:rsid="0144de05" style:font-size-asian="16pt" style:font-weight-asian="bold" style:font-name-complex="Ubuntu" style:font-size-complex="14pt" style:font-weight-complex="bold"/>
    </style:style>
    <style:style style:name="T3" style:family="text">
      <style:text-properties fo:color="#1c1c1c" style:font-name="Ubuntu" fo:font-size="18pt" style:text-underline-style="none" fo:font-weight="bold" officeooo:rsid="01465751" style:font-size-asian="16pt" style:font-weight-asian="bold" style:font-name-complex="Ubuntu" style:font-size-complex="14pt" style:font-weight-complex="bold"/>
    </style:style>
    <style:style style:name="T4" style:family="text">
      <style:text-properties fo:color="#1c1c1c" style:font-name="Ubuntu" fo:font-size="18pt" style:text-underline-style="none" fo:font-weight="bold" officeooo:rsid="0146dd18" style:font-size-asian="16pt" style:font-weight-asian="bold" style:font-name-complex="Ubuntu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Create social network like Instagram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user can choose their tier and based on it will display posts to them </text:span></text:span></text:p>
      <text:p text:style-name="P1"><text:span text:style-name="Source_20_Text"><text:span text:style-name="T1">when user create post can upload multiple files and they will upload to directory specific for this user based on his id 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2"><text:span text:style-name="Source_20_Text"><text:span text:style-name="T2">after user subscribe to another user he will be able to see posts from the other user based on his tier and the original post tier 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3"><text:span text:style-name="Source_20_Text"><text:span text:style-name="T3">when u view profile for another user u can add him to favorite list which u create </text:span></text:span><text:span text:style-name="Source_20_Text"><text:span text:style-name="T4">or choose from exist list </text:span></text:span><text:span text:style-name="Source_20_Text"><text:span text:style-name="T3"><text:s/>and u can </text:span></text:span><text:span text:style-name="Source_20_Text"><text:span text:style-name="T4">unfavorite</text:span></text:span><text:span text:style-name="Source_20_Text"><text:span text:style-name="T3"> user or delete list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55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0T15:01:17.041000044</dc:date>
    <meta:editing-duration>P1DT9H41M37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7" meta:character-count="510" meta:non-whitespace-character-count="412"/>
  </office:meta>
</office:document-meta>
</file>